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4.2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blema 1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X norma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(X&lt;4)=</text:p>
          </table:table-cell>
          <table:table-cell table:style-name="ce2" table:formula="of:=NORMDIST(4;3;10;1)" office:value-type="float" office:value="0.5398278373" calcext:value-type="float">
            <text:p>0.539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3" office:value-type="string" calcext:value-type="string" table:number-columns-spanned="2" table:number-rows-spanned="1">
            <text:p>NORMDIST(4,3,10,TRUE)</text:p>
          </table:table-cell>
          <table:covered-table-cell/>
          <table:table-cell table:number-columns-repeated="1021"/>
        </table:table-row>
        <table:table-row table:style-name="ro2">
          <table:table-cell table:style-name="ce1" office:value-type="string" calcext:value-type="string">
            <text:p>P(X&gt;3)=1-P(X&lt;=3)=</text:p>
          </table:table-cell>
          <table:table-cell table:style-name="ce4" table:formula="of:=1-NORMDIST(3.5;3;10;1)" office:value-type="float" office:value="0.4800611942" calcext:value-type="float">
            <text:p>0.480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1-NORMDIST(3.5,3,10,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oblema 2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X norma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uantil 0.95</text:p>
          </table:table-cell>
          <table:table-cell table:style-name="ce2" table:formula="of:=NORMINV(0.95;2;0.8)" office:value-type="float" office:value="3.3158829" calcext:value-type="float">
            <text:p>3.315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NORMINV(0.95,2,0.8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 calcext:value-type="string">
            <text:p>cuantil 0.4</text:p>
          </table:table-cell>
          <table:table-cell table:style-name="ce4" table:formula="of:=NORMINV(0.4;2;0.8)" office:value-type="float" office:value="1.797322318" calcext:value-type="float">
            <text:p>1.797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NORMINV(0.4,2,0.8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blema 3</text:p>
          </table:table-cell>
          <table:table-cell table:style-name="ce1" office:value-type="string" calcext:value-type="string">
            <text:p>lambd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X exponencial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(X&gt;2.5)=1-P(X&lt;=2.5)=</text:p>
          </table:table-cell>
          <table:table-cell table:style-name="ce2" table:formula="of:=1-COM.MICROSOFT.EXPON.DIST(2.5;[.B19];1)" office:value-type="float" office:value="0.01426423391" calcext:value-type="float">
            <text:p>0.014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1-EXPON.DIST(2.5,B19,TRUE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 calcext:value-type="string">
            <text:p>P(X&lt;=3)=</text:p>
          </table:table-cell>
          <table:table-cell table:style-name="ce4" table:formula="of:=COM.MICROSOFT.EXPON.DIST(3;[.B19];1)" office:value-type="float" office:value="0.9939032534" calcext:value-type="float">
            <text:p>0.993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EXPON.DIST(3,B19,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oblema 7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X normal 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(560000&lt;X&lt;660000)=</text:p>
          </table:table-cell>
          <table:table-cell table:style-name="ce2" table:formula="of:=NORMDIST(660000;[.B26];[.C26];1)-NORMDIST(560000;[.B26];[.C26];1)" office:value-type="float" office:value="0.5888522085" calcext:value-type="float">
            <text:p>0.588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</text:p>
          </table:table-cell>
          <table:table-cell table:style-name="ce6" office:value-type="string" calcext:value-type="string" table:number-columns-spanned="5" table:number-rows-spanned="1">
            <text:p>NORMDIST(660000,B26,C26,TRUE)-NORMDIST(560000,B26,C26,TRUE)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1" office:value-type="string" calcext:value-type="string">
            <text:p>cuantil 0.8</text:p>
          </table:table-cell>
          <table:table-cell table:style-name="ce7" table:formula="of:=NORMINV(0.8;[.B26];[.C26])" office:value-type="float" office:value="650497.274" calcext:value-type="float">
            <text:p>650497.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NORMINV(0.8,B26,C26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 calcext:value-type="string">
            <text:p>cuantil 0.95</text:p>
          </table:table-cell>
          <table:table-cell table:style-name="ce8" table:formula="of:=NORMINV(0.95;[.B26];[.C26])" office:value-type="float" office:value="698691.2175" calcext:value-type="float">
            <text:p>698691.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ón </text:p>
          </table:table-cell>
          <table:table-cell table:style-name="ce5" office:value-type="string" calcext:value-type="string">
            <text:p>NORMINV(0.95,B26,C26)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